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fo:font-size="8pt" style:font-size-asian="8pt" style:font-size-complex="8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style-name="ce4" office:value-type="string" calcext:value-type="string">
            <text:p>TESTS RUN AT $2015-10-06T09:52:22.349+00:00$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/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2.rsc|: 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InterpolationTest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VisitTests.rsc|: 159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tching.rsc|: 2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Tuples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grammar/Lookahead.rsc|: 3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TEST SUMMARY: 4852 tests executed; 2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AssignmentTests.rsc|: {error("Division not defined on void and int",|std:///lang/rascal/tests/functionality/AssignmentTests.rsc|(6205,10,&lt;167,2&gt;,&lt;167,12&gt;)),error("Addition not defined on void and int",|std:///lang/rascal/tests/functionality/AssignmentTests.rsc|(6295,10,&lt;173,2&gt;,&lt;173,12&gt;)),error("Product not defined on void and int",|std:///lang/rascal/tests/functionality/AssignmentTests.rsc|(6110,10,&lt;161,2&gt;,&lt;161,12&gt;)),error("Addition not defined on void and int",|std:///lang/rascal/tests/functionality/AssignmentTests.rsc|(5837,10,&lt;142,2&gt;,&lt;142,12&gt;)),error("Subtraction not defined on void and int",|std:///lang/rascal/tests/functionality/AssignmentTests.rsc|(6015,10,&lt;155,2&gt;,&lt;155,12&gt;))}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: {error("For a relation with arity 2 you can have at most 1 subscripts",|std:///lang/rascal/tests/basic/IsDefined.rsc|(3362,27,&lt;183,13&gt;,&lt;183,40&gt;)),error("For a list relation with arity 2 you can have at most 1 subscripts",|std:///lang/rascal/tests/basic/IsDefined.rsc|(3728,27,&lt;204,13&gt;,&lt;204,40&gt;))}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16">
          <table:table-cell table:style-name="ce8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53">
          <table:table-cell table:style-name="ce9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4" office:value-type="string" calcext:value-type="string">
            <text:p>TESTS RUN AT $2015-10-06T10:57:43.305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: 46 tests executed; 3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tching.rsc|: 2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5009,126,&lt;112,0&gt;,&lt;113,22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4619,171,&lt;101,0&gt;,&lt;102,5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4261,151,&lt;90,0&gt;,&lt;91,3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4676 tests executed; 25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ssignmentTests.rsc|: {error("Division not defined on void and int",|std:///lang/rascal/tests/functionality/AssignmentTests.rsc|(6205,10,&lt;167,2&gt;,&lt;167,12&gt;)),error("Addition not defined on void and int",|std:///lang/rascal/tests/functionality/AssignmentTests.rsc|(6295,10,&lt;173,2&gt;,&lt;173,12&gt;)),error("Product not defined on void and int",|std:///lang/rascal/tests/functionality/AssignmentTests.rsc|(6110,10,&lt;161,2&gt;,&lt;161,12&gt;)),error("Addition not defined on void and int",|std:///lang/rascal/tests/functionality/AssignmentTests.rsc|(5837,10,&lt;142,2&gt;,&lt;142,12&gt;)),error("Subtraction not defined on void and int",|std:///lang/rascal/tests/functionality/AssignmentTests.rsc|(6015,10,&lt;155,2&gt;,&lt;155,12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: {error("Unexpected exception EXCEPTION in translateFunctionDeclaration, compiling visit14: Pattern 2 cannot be translated",|std:///lang/rascal/tests/functionality/VisitTests.rsc|(0,22043,&lt;1,0&gt;,&lt;761,112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{error("For a relation with arity 2 you can have at most 1 subscripts",|std:///lang/rascal/tests/basic/IsDefined.rsc|(3362,27,&lt;183,13&gt;,&lt;183,40&gt;)),error("For a list relation with arity 2 you can have at most 1 subscripts",|std:///lang/rascal/tests/basic/IsDefined.rsc|(3728,27,&lt;204,13&gt;,&lt;204,40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Tuples.rsc|: {error("Cannot access fields on type list[tuple[int n, str type]]",|std:///lang/rascal/tests/basic/Tuples.rsc|(1444,4,&lt;41,66&gt;,&lt;41,70&gt;)),error("Type list[tuple[int n, str type]] does not allow fields",|std:///lang/rascal/tests/basic/Tuples.rsc|(1529,5,&lt;43,66&gt;,&lt;43,71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ecuting: 807744 m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1" table:number-rows-repeated="28">
          <table:table-cell table:style-name="ce9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2:47:31.5726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06T13:20:09.918083000</dc:date>
    <meta:editing-duration>P81DT6H54M11S</meta:editing-duration>
    <meta:editing-cycles>253</meta:editing-cycles>
    <meta:generator>LibreOffice/5.0.2.2$MacOSX_X86_64 LibreOffice_project/37b43f919e4de5eeaca9b9755ed688758a8251fe</meta:generator>
    <meta:document-statistic meta:table-count="4" meta:cell-count="462" meta:object-count="0"/>
  </office:meta>
</office:document-meta>
</file>